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137701</text:p>
          </table:table-cell>
          <table:table-cell office:value-type="string" calcext:value-type="string">
            <text:p>2024-12-19 15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7024" calcext:value-type="float">
            <text:p>59.07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7701</text:p>
          </table:table-cell>
          <table:table-cell office:value-type="string" calcext:value-type="string">
            <text:p>2023-12-07 14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87488" calcext:value-type="float">
            <text:p>58.38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7701</text:p>
          </table:table-cell>
          <table:table-cell office:value-type="string" calcext:value-type="string">
            <text:p>2022-12-07 19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5584" calcext:value-type="float">
            <text:p>58.15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7701</text:p>
          </table:table-cell>
          <table:table-cell office:value-type="string" calcext:value-type="string">
            <text:p>2021-12-07 17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74" calcext:value-type="float">
            <text:p>58.6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7701</text:p>
          </table:table-cell>
          <table:table-cell office:value-type="string" calcext:value-type="string">
            <text:p>2020-12-09 20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4352" calcext:value-type="float">
            <text:p>58.64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7701</text:p>
          </table:table-cell>
          <table:table-cell office:value-type="string" calcext:value-type="string">
            <text:p>2019-12-11 16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66992" calcext:value-type="float">
            <text:p>57.46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7701</text:p>
          </table:table-cell>
          <table:table-cell office:value-type="string" calcext:value-type="string">
            <text:p>2018-12-12 14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73672" calcext:value-type="float">
            <text:p>57.57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7701</text:p>
          </table:table-cell>
          <table:table-cell office:value-type="string" calcext:value-type="string">
            <text:p>2017-12-1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85864" calcext:value-type="float">
            <text:p>57.58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7701</text:p>
          </table:table-cell>
          <table:table-cell office:value-type="string" calcext:value-type="string">
            <text:p>2016-12-13 18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80808" calcext:value-type="float">
            <text:p>58.28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7701</text:p>
          </table:table-cell>
          <table:table-cell office:value-type="string" calcext:value-type="string">
            <text:p>2015-1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786" calcext:value-type="float">
            <text:p>57.37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7701</text:p>
          </table:table-cell>
          <table:table-cell office:value-type="string" calcext:value-type="string">
            <text:p>2014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67576" calcext:value-type="float">
            <text:p>57.56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7701</text:p>
          </table:table-cell>
          <table:table-cell office:value-type="string" calcext:value-type="string">
            <text:p>2013-1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5584" calcext:value-type="float">
            <text:p>58.15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7701</text:p>
          </table:table-cell>
          <table:table-cell office:value-type="string" calcext:value-type="string">
            <text:p>2012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18224" calcext:value-type="float">
            <text:p>57.41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7701</text:p>
          </table:table-cell>
          <table:table-cell office:value-type="string" calcext:value-type="string">
            <text:p>2010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5752" calcext:value-type="float">
            <text:p>56.35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7701</text:p>
          </table:table-cell>
          <table:table-cell office:value-type="string" calcext:value-type="string">
            <text:p>2009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22824" calcext:value-type="float">
            <text:p>56.12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7701</text:p>
          </table:table-cell>
          <table:table-cell office:value-type="string" calcext:value-type="string">
            <text:p>2008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47592" calcext:value-type="float">
            <text:p>54.64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7701</text:p>
          </table:table-cell>
          <table:table-cell office:value-type="string" calcext:value-type="string">
            <text:p>2007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4584" calcext:value-type="float">
            <text:p>54.3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7701</text:p>
          </table:table-cell>
          <table:table-cell office:value-type="string" calcext:value-type="string">
            <text:p>2006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12184" calcext:value-type="float">
            <text:p>54.81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7701</text:p>
          </table:table-cell>
          <table:table-cell office:value-type="string" calcext:value-type="string">
            <text:p>2005-1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01416" calcext:value-type="float">
            <text:p>54.00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7701</text:p>
          </table:table-cell>
          <table:table-cell office:value-type="string" calcext:value-type="string">
            <text:p>2004-1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5628" calcext:value-type="float">
            <text:p>54.05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7701</text:p>
          </table:table-cell>
          <table:table-cell office:value-type="string" calcext:value-type="string">
            <text:p>2003-1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5732" calcext:value-type="float">
            <text:p>54.75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7701</text:p>
          </table:table-cell>
          <table:table-cell office:value-type="string" calcext:value-type="string">
            <text:p>2002-1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37992" calcext:value-type="float">
            <text:p>54.03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7701</text:p>
          </table:table-cell>
          <table:table-cell office:value-type="string" calcext:value-type="string">
            <text:p>2001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2288" calcext:value-type="float">
            <text:p>53.52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7701</text:p>
          </table:table-cell>
          <table:table-cell office:value-type="string" calcext:value-type="string">
            <text:p>2000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4896" calcext:value-type="float">
            <text:p>56.4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7701</text:p>
          </table:table-cell>
          <table:table-cell office:value-type="string" calcext:value-type="string">
            <text:p>1999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9656" calcext:value-type="float">
            <text:p>56.29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7701</text:p>
          </table:table-cell>
          <table:table-cell office:value-type="string" calcext:value-type="string">
            <text:p>1998-1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7048" calcext:value-type="float">
            <text:p>53.37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7701</text:p>
          </table:table-cell>
          <table:table-cell office:value-type="string" calcext:value-type="string">
            <text:p>1996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9656" calcext:value-type="float">
            <text:p>56.29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7701</text:p>
          </table:table-cell>
          <table:table-cell office:value-type="string" calcext:value-type="string">
            <text:p>1995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0512" calcext:value-type="float">
            <text:p>56.20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7701</text:p>
          </table:table-cell>
          <table:table-cell office:value-type="string" calcext:value-type="string">
            <text:p>1995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3164" calcext:value-type="float">
            <text:p>55.03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7701</text:p>
          </table:table-cell>
          <table:table-cell office:value-type="string" calcext:value-type="string">
            <text:p>1994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04192" calcext:value-type="float">
            <text:p>50.30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7701</text:p>
          </table:table-cell>
          <table:table-cell office:value-type="string" calcext:value-type="string">
            <text:p>1992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95504" calcext:value-type="float">
            <text:p>50.89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7701</text:p>
          </table:table-cell>
          <table:table-cell office:value-type="string" calcext:value-type="string">
            <text:p>1991-1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16328" calcext:value-type="float">
            <text:p>52.916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7701</text:p>
          </table:table-cell>
          <table:table-cell office:value-type="string" calcext:value-type="string">
            <text:p>1990-1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89936" calcext:value-type="float">
            <text:p>53.58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7701</text:p>
          </table:table-cell>
          <table:table-cell office:value-type="string" calcext:value-type="string">
            <text:p>1989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10488" calcext:value-type="float">
            <text:p>51.910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7701</text:p>
          </table:table-cell>
          <table:table-cell office:value-type="string" calcext:value-type="string">
            <text:p>1988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93552" calcext:value-type="float">
            <text:p>48.993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7701</text:p>
          </table:table-cell>
          <table:table-cell office:value-type="string" calcext:value-type="string">
            <text:p>1987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93952" calcext:value-type="float">
            <text:p>52.193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7701</text:p>
          </table:table-cell>
          <table:table-cell office:value-type="string" calcext:value-type="string">
            <text:p>1986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69112" calcext:value-type="float">
            <text:p>51.569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7701</text:p>
          </table:table-cell>
          <table:table-cell office:value-type="string" calcext:value-type="string">
            <text:p>1985-1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18776" calcext:value-type="float">
            <text:p>48.11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7701</text:p>
          </table:table-cell>
          <table:table-cell office:value-type="string" calcext:value-type="string">
            <text:p>1985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5088" calcext:value-type="float">
            <text:p>48.9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7701</text:p>
          </table:table-cell>
          <table:table-cell office:value-type="string" calcext:value-type="string">
            <text:p>1980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38032" calcext:value-type="float">
            <text:p>46.73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7701</text:p>
          </table:table-cell>
          <table:table-cell office:value-type="string" calcext:value-type="string">
            <text:p>1979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5632" calcext:value-type="float">
            <text:p>46.7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7701</text:p>
          </table:table-cell>
          <table:table-cell office:value-type="string" calcext:value-type="string">
            <text:p>1978-03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66888" calcext:value-type="float">
            <text:p>45.96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7701</text:p>
          </table:table-cell>
          <table:table-cell office:value-type="string" calcext:value-type="string">
            <text:p>1977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83752" calcext:value-type="float">
            <text:p>46.78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7701</text:p>
          </table:table-cell>
          <table:table-cell office:value-type="string" calcext:value-type="string">
            <text:p>1976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16496" calcext:value-type="float">
            <text:p>45.116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7701</text:p>
          </table:table-cell>
          <table:table-cell office:value-type="string" calcext:value-type="string">
            <text:p>1975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484" calcext:value-type="float">
            <text:p>44.3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7701</text:p>
          </table:table-cell>
          <table:table-cell office:value-type="string" calcext:value-type="string">
            <text:p>1974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67656" calcext:value-type="float">
            <text:p>42.96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7701</text:p>
          </table:table-cell>
          <table:table-cell office:value-type="string" calcext:value-type="string">
            <text:p>1973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9956" calcext:value-type="float">
            <text:p>42.19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7701</text:p>
          </table:table-cell>
          <table:table-cell office:value-type="string" calcext:value-type="string">
            <text:p>1972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4048" calcext:value-type="float">
            <text:p>41.9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7701</text:p>
          </table:table-cell>
          <table:table-cell office:value-type="string" calcext:value-type="string">
            <text:p>1971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85616" calcext:value-type="float">
            <text:p>41.885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7701</text:p>
          </table:table-cell>
          <table:table-cell office:value-type="string" calcext:value-type="string">
            <text:p>1970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14144" calcext:value-type="float">
            <text:p>40.014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7701</text:p>
          </table:table-cell>
          <table:table-cell office:value-type="string" calcext:value-type="string">
            <text:p>1969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82496" calcext:value-type="float">
            <text:p>39.78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7701</text:p>
          </table:table-cell>
          <table:table-cell office:value-type="string" calcext:value-type="string">
            <text:p>1968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55064" calcext:value-type="float">
            <text:p>39.75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7701</text:p>
          </table:table-cell>
          <table:table-cell office:value-type="string" calcext:value-type="string">
            <text:p>1967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32816" calcext:value-type="float">
            <text:p>38.53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7701</text:p>
          </table:table-cell>
          <table:table-cell office:value-type="string" calcext:value-type="string">
            <text:p>1966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73936" calcext:value-type="float">
            <text:p>39.87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7701</text:p>
          </table:table-cell>
          <table:table-cell office:value-type="string" calcext:value-type="string">
            <text:p>1965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69648" calcext:value-type="float">
            <text:p>37.56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7701</text:p>
          </table:table-cell>
          <table:table-cell office:value-type="string" calcext:value-type="string">
            <text:p>1964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90784" calcext:value-type="float">
            <text:p>35.99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7701</text:p>
          </table:table-cell>
          <table:table-cell office:value-type="string" calcext:value-type="string">
            <text:p>1963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55888" calcext:value-type="float">
            <text:p>34.155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7701</text:p>
          </table:table-cell>
          <table:table-cell office:value-type="string" calcext:value-type="string">
            <text:p>1962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73136" calcext:value-type="float">
            <text:p>33.473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7701</text:p>
          </table:table-cell>
          <table:table-cell office:value-type="string" calcext:value-type="string">
            <text:p>1961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5264" calcext:value-type="float">
            <text:p>32.5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7701</text:p>
          </table:table-cell>
          <table:table-cell office:value-type="string" calcext:value-type="string">
            <text:p>1960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26632" calcext:value-type="float">
            <text:p>31.72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7701</text:p>
          </table:table-cell>
          <table:table-cell office:value-type="string" calcext:value-type="string">
            <text:p>1959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45504" calcext:value-type="float">
            <text:p>31.84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7701</text:p>
          </table:table-cell>
          <table:table-cell office:value-type="string" calcext:value-type="string">
            <text:p>1958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10352" calcext:value-type="float">
            <text:p>31.01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7701</text:p>
          </table:table-cell>
          <table:table-cell office:value-type="string" calcext:value-type="string">
            <text:p>1957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77864" calcext:value-type="float">
            <text:p>31.67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7701</text:p>
          </table:table-cell>
          <table:table-cell office:value-type="string" calcext:value-type="string">
            <text:p>1956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83704" calcext:value-type="float">
            <text:p>32.683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7701</text:p>
          </table:table-cell>
          <table:table-cell office:value-type="string" calcext:value-type="string">
            <text:p>1955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36672" calcext:value-type="float">
            <text:p>28.23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7701</text:p>
          </table:table-cell>
          <table:table-cell office:value-type="string" calcext:value-type="string">
            <text:p>1954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2512" calcext:value-type="float">
            <text:p>25.72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7701</text:p>
          </table:table-cell>
          <table:table-cell office:value-type="string" calcext:value-type="string">
            <text:p>1953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9924" calcext:value-type="float">
            <text:p>24.39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7701</text:p>
          </table:table-cell>
          <table:table-cell office:value-type="string" calcext:value-type="string">
            <text:p>1952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336" calcext:value-type="float">
            <text:p>23.07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7701</text:p>
          </table:table-cell>
          <table:table-cell office:value-type="string" calcext:value-type="string">
            <text:p>1951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84512" calcext:value-type="float">
            <text:p>22.384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7701</text:p>
          </table:table-cell>
          <table:table-cell office:value-type="string" calcext:value-type="string">
            <text:p>1950-0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46768" calcext:value-type="float">
            <text:p>22.146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7701</text:p>
          </table:table-cell>
          <table:table-cell office:value-type="string" calcext:value-type="string">
            <text:p>1949-03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218" calcext:value-type="float">
            <text:p>22.02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7701</text:p>
          </table:table-cell>
          <table:table-cell office:value-type="string" calcext:value-type="string">
            <text:p>1948-03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0176" calcext:value-type="float">
            <text:p>21.7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7701</text:p>
          </table:table-cell>
          <table:table-cell office:value-type="string" calcext:value-type="string">
            <text:p>1946-07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5416" calcext:value-type="float">
            <text:p>21.85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0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401" meta:object-count="0"/>
    <meta:user-defined meta:name="AppVersion">3.0</meta:user-defined>
  </office:meta>
</office:document-meta>
</file>